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Quotations" style:list-style-name="L2">
      <style:paragraph-properties fo:margin-top="0cm" fo:margin-bottom="0cm" style:contextual-spacing="false"/>
    </style:style>
    <style:style style:name="P4" style:family="paragraph" style:parent-style-name="Quotations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Задания по теме "Классы в JavaScript" </text:h>
      <text:h text:style-name="Heading_20_4" text:outline-level="4"><text:span text:style-name="Strong_20_Emphasis">Задание 1: Создание класса с полями и методами </text:span></text:h>
      <text:p text:style-name="Text_20_body">Создайте класс, который описывает объект из выбранной области (например, автомобиль, книгу или пользователя). Класс должен содержать: </text:p>
      <text:list text:style-name="L1">
        <text:list-item>
          <text:p text:style-name="P1">Поля (свойства), которые описывают основные характеристики объекта.</text:p>
        </text:list-item>
        <text:list-item>
          <text:p text:style-name="P2">Методы, которые позволяют взаимодействовать с объектом (например, изменять свойства, выводить информацию или выполнять действия). </text:p>
        </text:list-item>
      </text:list>
      <text:p text:style-name="Text_20_body">Пример формулировки задания: </text:p>
      <text:p text:style-name="Quotations">Выберите одну из предложенных областей (например, "Автомобиль"). Создайте класс <text:span text:style-name="Source_20_Text">Car</text:span>, который будет иметь следующие поля: <text:span text:style-name="Source_20_Text">brand</text:span> (марка), <text:span text:style-name="Source_20_Text">model</text:span> (модель), <text:span text:style-name="Source_20_Text">year</text:span> (год выпуска), <text:span text:style-name="Source_20_Text">color</text:span> (цвет) и <text:span text:style-name="Source_20_Text">isRunning</text:span> (состояние двигателя). Добавьте методы: </text:p>
      <text:list text:style-name="L2">
        <text:list-item>
          <text:p text:style-name="P3"><text:span text:style-name="Source_20_Text">startEngine()</text:span> — запускает двигатель.</text:p>
        </text:list-item>
        <text:list-item>
          <text:p text:style-name="P3"><text:span text:style-name="Source_20_Text">stopEngine()</text:span> — останавливает двигатель.</text:p>
        </text:list-item>
        <text:list-item>
          <text:p text:style-name="P4"><text:span text:style-name="Source_20_Text">getInfo()</text:span> — выводит информацию об автомобиле. </text:p>
        </text:list-item>
      </text:list>
      <text:p text:style-name="Horizontal_20_Line"/>
      <text:h text:style-name="Heading_20_4" text:outline-level="4"><text:span text:style-name="Strong_20_Emphasis">Задание 2: Использование наследования </text:span></text:h>
      <text:p text:style-name="Text_20_body">Создайте базовый класс и несколько дочерних классов, которые наследуют его. Дочерние классы должны расширять функциональность базового класса, добавляя новые поля и методы. </text:p>
      <text:p text:style-name="Text_20_body">Пример формулировки задания: </text:p>
      <text:p text:style-name="Quotations">Выберите одну из предложенных областей (например, "Животные"). Создайте базовый класс <text:span text:style-name="Source_20_Text">Animal</text:span>, который имеет поля <text:span text:style-name="Source_20_Text">name</text:span> (имя), <text:span text:style-name="Source_20_Text">age</text:span> (возраст) и метод <text:span text:style-name="Source_20_Text">makeSound()</text:span>. Затем создайте дочерние классы, такие как <text:span text:style-name="Source_20_Text">Dog</text:span>, <text:span text:style-name="Source_20_Text">Cat</text:span> и <text:span text:style-name="Source_20_Text">Bird</text:span>, которые наследуют <text:span text:style-name="Source_20_Text">Animal</text:span> и переопределяют метод <text:span text:style-name="Source_20_Text">makeSound()</text:span> для каждого животного. Добавьте уникальные поля и методы для каждого дочернего класса (например, метод <text:span text:style-name="Source_20_Text">fetch()</text:span> для собаки). </text:p>
      <text:p text:style-name="Horizontal_20_Line"/>
      <text:h text:style-name="Heading_20_4" text:outline-level="4"><text:span text:style-name="Strong_20_Emphasis">Задание 3: Наследование и полиморфизм </text:span></text:h>
      <text:p text:style-name="Text_20_body">Создайте систему классов, где используется наследование и полиморфизм. Основная идея — создать базовый класс с общими характеристиками и методами, а затем реализовать дочерние классы, которые переопределяют методы базового класса для выполнения специфических действий. </text:p>
      <text:p text:style-name="Text_20_body">Пример формулировки задания: </text:p>
      <text:p text:style-name="Quotations">Выберите одну из предложенных областей (например, "Фигуры"). Создайте базовый класс <text:span text:style-name="Source_20_Text">Shape</text:span>, который имеет метод <text:span text:style-name="Source_20_Text">calculateArea()</text:span> для вычисления площади фигуры. Затем создайте дочерние классы, такие как <text:span text:style-name="Source_20_Text">Circle</text:span>, <text:span text:style-name="Source_20_Text">Rectangle</text:span> и <text:span text:style-name="Source_20_Text">Triangle</text:span>, которые наследуют <text:span text:style-name="Source_20_Text">Shape</text:span> и переопределяют метод <text:soft-page-break/><text:span text:style-name="Source_20_Text">calculateArea()</text:span> для каждой фигуры. Реализуйте также метод <text:span text:style-name="Source_20_Text">draw()</text:span>, который будет выводить текстовое представление фигуры (например, "Рисую круг"). </text:p>
      <text:p text:style-name="Horizontal_20_Line"/>
      <text:h text:style-name="Heading_20_3" text:outline-level="3"><text:span text:style-name="Strong_20_Emphasis">Области для создания классов </text:span></text:h>
      <text:p text:style-name="Text_20_body">Вот список из 15–20 областей, которые можно использовать для создания классов: </text:p>
      <text:list text:style-name="L3">
        <text:list-item>
          <text:p text:style-name="P5"><text:span text:style-name="Strong_20_Emphasis">Транспорт </text:span></text:p>
          <text:list>
            <text:list-item>
              <text:p text:style-name="P6">Автомобиль, велосипед, самолет, корабль, поезд. </text:p>
            </text:list-item>
          </text:list>
        </text:list-item>
        <text:list-item>
          <text:p text:style-name="P5"><text:span text:style-name="Strong_20_Emphasis">Животные </text:span></text:p>
          <text:list>
            <text:list-item>
              <text:p text:style-name="P6">Собака, кошка, птица, рыба, змея. </text:p>
            </text:list-item>
          </text:list>
        </text:list-item>
        <text:list-item>
          <text:p text:style-name="P5"><text:span text:style-name="Strong_20_Emphasis">Геометрия </text:span></text:p>
          <text:list>
            <text:list-item>
              <text:p text:style-name="P6">Круг, квадрат, треугольник, прямоугольник, эллипс. </text:p>
            </text:list-item>
          </text:list>
        </text:list-item>
        <text:list-item>
          <text:p text:style-name="P5"><text:span text:style-name="Strong_20_Emphasis">Магазин </text:span></text:p>
          <text:list>
            <text:list-item>
              <text:p text:style-name="P6">Продукт, корзина покупок, заказ, клиент, администратор. </text:p>
            </text:list-item>
          </text:list>
        </text:list-item>
        <text:list-item>
          <text:p text:style-name="P5"><text:span text:style-name="Strong_20_Emphasis">Библиотека </text:span></text:p>
          <text:list>
            <text:list-item>
              <text:p text:style-name="P6">Книга, читатель, библиотекарь, стеллаж, журнал. </text:p>
            </text:list-item>
          </text:list>
        </text:list-item>
        <text:list-item>
          <text:p text:style-name="P5"><text:span text:style-name="Strong_20_Emphasis">Игры </text:span></text:p>
          <text:list>
            <text:list-item>
              <text:p text:style-name="P6">Персонаж, враг, оружие, уровень, инвентарь. </text:p>
            </text:list-item>
          </text:list>
        </text:list-item>
        <text:list-item>
          <text:p text:style-name="P5"><text:span text:style-name="Strong_20_Emphasis">Школа/Университет </text:span></text:p>
          <text:list>
            <text:list-item>
              <text:p text:style-name="P6">Студент, преподаватель, курс, экзамен, расписание. </text:p>
            </text:list-item>
          </text:list>
        </text:list-item>
        <text:list-item>
          <text:p text:style-name="P5"><text:span text:style-name="Strong_20_Emphasis">Медицина </text:span></text:p>
          <text:list>
            <text:list-item>
              <text:p text:style-name="P6">Пациент, врач, диагноз, лечение, лекарство. </text:p>
            </text:list-item>
          </text:list>
        </text:list-item>
        <text:list-item>
          <text:p text:style-name="P5"><text:span text:style-name="Strong_20_Emphasis">Погода </text:span></text:p>
          <text:list>
            <text:list-item>
              <text:p text:style-name="P6">Город, прогноз погоды, температура, осадки, ветер. </text:p>
            </text:list-item>
          </text:list>
        </text:list-item>
        <text:list-item>
          <text:p text:style-name="P5"><text:span text:style-name="Strong_20_Emphasis">Социальные сети </text:span></text:p>
          <text:list>
            <text:list-item>
              <text:p text:style-name="P6">Пользователь, пост, комментарий, лайк, группа. </text:p>
            </text:list-item>
          </text:list>
        </text:list-item>
        <text:list-item>
          <text:p text:style-name="P5"><text:span text:style-name="Strong_20_Emphasis">Финансы </text:span></text:p>
          <text:list>
            <text:list-item>
              <text:p text:style-name="P6">Счет, транзакция, кредитная карта, банк, валюта. </text:p>
            </text:list-item>
          </text:list>
        </text:list-item>
        <text:list-item>
          <text:p text:style-name="P5"><text:span text:style-name="Strong_20_Emphasis">Кухня </text:span></text:p>
          <text:list>
            <text:list-item>
              <text:p text:style-name="P6">Рецепт, ингредиент, блюдо, шеф-повар, меню. </text:p>
            </text:list-item>
          </text:list>
        </text:list-item>
        <text:list-item>
          <text:p text:style-name="P5"><text:span text:style-name="Strong_20_Emphasis">Спорт </text:span></text:p>
          <text:list>
            <text:list-item>
              <text:p text:style-name="P6">Команда, игрок, матч, тренер, стадион. </text:p>
            </text:list-item>
          </text:list>
        </text:list-item>
        <text:list-item>
          <text:p text:style-name="P5"><text:span text:style-name="Strong_20_Emphasis">Технологии </text:span></text:p>
          <text:list>
            <text:list-item>
              <text:p text:style-name="P6">Смартфон, компьютер, приложение, аккумулятор, процессор. </text:p>
            </text:list-item>
          </text:list>
        </text:list-item>
        <text:list-item>
          <text:p text:style-name="P5"><text:span text:style-name="Strong_20_Emphasis">Туризм </text:span></text:p>
          <text:list>
            <text:list-item>
              <text:p text:style-name="P6">Отель, рейс, турист, экскурсия, бронирование. </text:p>
            </text:list-item>
          </text:list>
        </text:list-item>
        <text:list-item>
          <text:p text:style-name="P5"><text:span text:style-name="Strong_20_Emphasis">Музыка </text:span></text:p>
          <text:list>
            <text:list-item>
              <text:p text:style-name="P6"><text:soft-page-break/>Песня, исполнитель, альбом, плейлист, жанр. </text:p>
            </text:list-item>
          </text:list>
        </text:list-item>
        <text:list-item>
          <text:p text:style-name="P5"><text:span text:style-name="Strong_20_Emphasis">Кино </text:span></text:p>
          <text:list>
            <text:list-item>
              <text:p text:style-name="P6">Фильм, режиссер, актер, жанр, рейтинг. </text:p>
            </text:list-item>
          </text:list>
        </text:list-item>
        <text:list-item>
          <text:p text:style-name="P5"><text:span text:style-name="Strong_20_Emphasis">Одежда </text:span></text:p>
          <text:list>
            <text:list-item>
              <text:p text:style-name="P6">Одежда, размер, цвет, бренд, коллекция. </text:p>
            </text:list-item>
          </text:list>
        </text:list-item>
        <text:list-item>
          <text:p text:style-name="P5"><text:span text:style-name="Strong_20_Emphasis">Логистика </text:span></text:p>
          <text:list>
            <text:list-item>
              <text:p text:style-name="P6">Груз, склад, доставка, маршрут, транспортное средство. </text:p>
            </text:list-item>
          </text:list>
        </text:list-item>
        <text:list-item>
          <text:p text:style-name="P5"><text:span text:style-name="Strong_20_Emphasis">Наука </text:span></text:p>
          <text:list>
            <text:list-item>
              <text:p text:style-name="P5">Эксперимент, ученый, лаборатория, гипотеза, результат.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53:55.451374022</meta:creation-date>
    <dc:date>2025-01-30T12:54:14.152430906</dc:date>
    <meta:editing-duration>PT19S</meta:editing-duration>
    <meta:editing-cycles>1</meta:editing-cycles>
    <meta:document-statistic meta:table-count="0" meta:image-count="0" meta:object-count="0" meta:page-count="3" meta:paragraph-count="60" meta:word-count="457" meta:character-count="3507" meta:non-whitespace-character-count="3095"/>
    <meta:generator>LibreOffice/24.8.4.2$Linux_X86_64 LibreOffice_project/480$Build-2</meta:generator>
  </office:meta>
</office:document-meta>
</file>